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 style:may-break-between-rows="true" table:border-model="collapsing"/>
    </style:style>
    <style:style style:name="Table1.A" style:family="table-column">
      <style:table-column-properties style:column-width="2.512cm" style:rel-column-width="9361*"/>
    </style:style>
    <style:style style:name="Table1.B" style:family="table-column">
      <style:table-column-properties style:column-width="2.514cm" style:rel-column-width="9363*"/>
    </style:style>
    <style:style style:name="Table1.C" style:family="table-column">
      <style:table-column-properties style:column-width="2.514cm" style:rel-column-width="9362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style:font-name="Liberation Sans" fo:language="sv" fo:country="SE" officeooo:rsid="00096af7" officeooo:paragraph-rsid="00096af7"/>
    </style:style>
    <style:style style:name="P2" style:family="paragraph" style:parent-style-name="Text_20_body">
      <style:paragraph-properties fo:text-align="start" style:justify-single-word="false"/>
      <style:text-properties style:font-name="Liberation Sans" fo:language="sv" fo:country="SE" style:text-underline-style="none" officeooo:rsid="000dd427" officeooo:paragraph-rsid="000f3c47"/>
    </style:style>
    <style:style style:name="P3" style:family="paragraph" style:parent-style-name="Text_20_body">
      <style:paragraph-properties fo:text-align="start" style:justify-single-word="false"/>
      <style:text-properties style:font-name="Liberation Sans" fo:language="sv" fo:country="SE" style:text-underline-style="none" officeooo:rsid="000f3c47" officeooo:paragraph-rsid="000f3c47"/>
    </style:style>
    <style:style style:name="P4" style:family="paragraph" style:parent-style-name="Text_20_body">
      <style:paragraph-properties fo:text-align="start" style:justify-single-word="false"/>
      <style:text-properties style:font-name="Liberation Sans" fo:language="sv" fo:country="SE" style:text-underline-style="none" officeooo:rsid="000f3c47" officeooo:paragraph-rsid="00131c86"/>
    </style:style>
    <style:style style:name="P5" style:family="paragraph" style:parent-style-name="Title">
      <style:text-properties style:font-name="Liberation Serif" fo:language="sv" fo:country="SE" officeooo:rsid="00096af7" officeooo:paragraph-rsid="00096af7"/>
    </style:style>
    <style:style style:name="P6" style:family="paragraph" style:parent-style-name="Table_20_Contents">
      <style:text-properties style:font-name="Liberation Sans" fo:font-size="11pt" fo:language="sv" fo:country="SE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31c86" officeooo:paragraph-rsid="00131c8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32249" officeooo:paragraph-rsid="0013224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32249" officeooo:paragraph-rsid="001ecfe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32249" officeooo:paragraph-rsid="0018f7b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ecfe0" officeooo:paragraph-rsid="001ecfe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4cd32" officeooo:paragraph-rsid="0014cd3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Heading_20_1">
      <style:text-properties fo:language="sv" fo:country="SE"/>
    </style:style>
    <style:style style:name="P15" style:family="paragraph" style:parent-style-name="Heading_20_1">
      <style:text-properties fo:language="sv" fo:country="SE" officeooo:rsid="000f3c47" officeooo:paragraph-rsid="000f3c47"/>
    </style:style>
    <style:style style:name="P16" style:family="paragraph" style:parent-style-name="Heading_20_2">
      <style:text-properties style:font-name="Liberation Sans" fo:font-size="16.1000003814697pt" fo:language="sv" fo:country="SE" fo:font-weight="bold" officeooo:rsid="001030ee" officeooo:paragraph-rsid="001030ee" style:font-name-asian="DejaVu Sans" style:font-size-asian="16.1000003814697pt" style:font-weight-asian="bold" style:font-name-complex="DejaVu Sans" style:font-size-complex="16.1000003814697pt" style:font-weight-complex="bold"/>
    </style:style>
    <style:style style:name="P17" style:family="paragraph" style:parent-style-name="Heading_20_2">
      <style:text-properties style:font-name="Liberation Sans" fo:font-size="16.1000003814697pt" fo:language="sv" fo:country="SE" fo:font-weight="bold" officeooo:rsid="000f3c47" officeooo:paragraph-rsid="00131c86" style:font-name-asian="DejaVu Sans" style:font-size-asian="16.1000003814697pt" style:font-weight-asian="bold" style:font-name-complex="DejaVu Sans" style:font-size-complex="16.1000003814697pt" style:font-weight-complex="bold"/>
    </style:style>
    <style:style style:name="P18" style:family="paragraph" style:parent-style-name="Heading_20_2">
      <style:text-properties style:font-name="Liberation Sans" fo:language="sv" fo:country="SE" officeooo:rsid="000f3c47" officeooo:paragraph-rsid="000f3c47"/>
    </style:style>
    <style:style style:name="P19" style:family="paragraph" style:parent-style-name="Heading_20_2">
      <style:text-properties fo:language="sv" fo:country="SE" officeooo:paragraph-rsid="00131c86"/>
    </style:style>
    <style:style style:name="P20" style:family="paragraph" style:parent-style-name="Heading_20_2">
      <style:text-properties fo:language="sv" fo:country="SE" officeooo:rsid="000f3c47" officeooo:paragraph-rsid="000f3c47"/>
    </style:style>
    <style:style style:name="P21" style:family="paragraph" style:parent-style-name="Heading_20_3">
      <style:text-properties fo:language="sv" fo:country="SE" officeooo:paragraph-rsid="001fca21"/>
    </style:style>
    <style:style style:name="P22" style:family="paragraph" style:parent-style-name="Text_20_body" style:list-style-name="L1">
      <style:text-properties fo:language="sv" fo:country="SE" officeooo:paragraph-rsid="002bbccd"/>
    </style:style>
    <style:style style:name="P23" style:family="paragraph" style:parent-style-name="Text_20_body" style:list-style-name="L1">
      <style:text-properties fo:language="sv" fo:country="SE" officeooo:rsid="0037b70b" officeooo:paragraph-rsid="0037b70b"/>
    </style:style>
    <style:style style:name="P24" style:family="paragraph" style:parent-style-name="Text_20_body" style:list-style-name="L1">
      <style:text-properties fo:language="sv" fo:country="SE" officeooo:rsid="002bbccd" officeooo:paragraph-rsid="002bbccd"/>
    </style:style>
    <style:style style:name="P25" style:family="paragraph" style:parent-style-name="Text_20_body" style:list-style-name="L1">
      <style:text-properties fo:language="sv" fo:country="SE" officeooo:rsid="002bbccd" officeooo:paragraph-rsid="00358cb6"/>
    </style:style>
    <style:style style:name="P26" style:family="paragraph" style:parent-style-name="Text_20_body" style:list-style-name="L1">
      <style:text-properties fo:language="sv" fo:country="SE" officeooo:rsid="0032b964" officeooo:paragraph-rsid="0033ba8f"/>
    </style:style>
    <style:style style:name="P27" style:family="paragraph" style:parent-style-name="Text_20_body" style:list-style-name="L1">
      <style:text-properties fo:language="sv" fo:country="SE" officeooo:rsid="0030f7b5" officeooo:paragraph-rsid="0033ba8f"/>
    </style:style>
    <style:style style:name="P28" style:family="paragraph" style:parent-style-name="Text_20_body" style:list-style-name="L1">
      <style:text-properties fo:language="sv" fo:country="SE" officeooo:rsid="00358cb6" officeooo:paragraph-rsid="00358cb6"/>
    </style:style>
    <style:style style:name="P29" style:family="paragraph" style:parent-style-name="Text_20_body" style:list-style-name="L1">
      <style:text-properties fo:language="sv" fo:country="SE" officeooo:rsid="0035edfb" officeooo:paragraph-rsid="0035edfb"/>
    </style:style>
    <style:style style:name="P30" style:family="paragraph" style:parent-style-name="Text_20_body" style:list-style-name="L3">
      <style:text-properties fo:language="sv" fo:country="SE" officeooo:rsid="0028584e" officeooo:paragraph-rsid="0028584e"/>
    </style:style>
    <style:style style:name="P31" style:family="paragraph" style:parent-style-name="Text_20_body" style:list-style-name="L3">
      <style:text-properties fo:language="sv" fo:country="SE" officeooo:rsid="003bfe99" officeooo:paragraph-rsid="003bfe99"/>
    </style:style>
    <style:style style:name="P32" style:family="paragraph" style:parent-style-name="Text_20_body" style:list-style-name="L3">
      <style:text-properties fo:language="sv" fo:country="SE" officeooo:rsid="003cbe02" officeooo:paragraph-rsid="003cbe02"/>
    </style:style>
    <style:style style:name="P33" style:family="paragraph" style:parent-style-name="Text_20_body" style:list-style-name="L3">
      <style:text-properties fo:language="sv" fo:country="SE" officeooo:rsid="003dc4b5" officeooo:paragraph-rsid="003dc4b5"/>
    </style:style>
    <style:style style:name="P34" style:family="paragraph" style:parent-style-name="Text_20_body">
      <style:text-properties fo:language="sv" fo:country="SE" officeooo:rsid="001030ee" officeooo:paragraph-rsid="00401c78"/>
    </style:style>
    <style:style style:name="P35" style:family="paragraph" style:parent-style-name="Text_20_body" style:list-style-name="L1">
      <style:text-properties fo:language="sv" fo:country="SE" officeooo:rsid="001030ee" officeooo:paragraph-rsid="00401c78"/>
    </style:style>
    <style:style style:name="P36" style:family="paragraph" style:parent-style-name="Text_20_body" style:list-style-name="L1">
      <style:text-properties fo:language="sv" fo:country="SE" officeooo:rsid="001030ee" officeooo:paragraph-rsid="004134f9"/>
    </style:style>
    <style:style style:name="P37" style:family="paragraph" style:parent-style-name="Text_20_body" style:list-style-name="L1">
      <style:text-properties fo:language="sv" fo:country="SE" officeooo:rsid="00401c78" officeooo:paragraph-rsid="00401c78"/>
    </style:style>
    <style:style style:name="P38" style:family="paragraph" style:parent-style-name="Text_20_body" style:list-style-name="L1">
      <style:text-properties fo:language="sv" fo:country="SE" officeooo:rsid="004134f9" officeooo:paragraph-rsid="004134f9"/>
    </style:style>
    <style:style style:name="P39" style:family="paragraph" style:parent-style-name="Text_20_body" style:list-style-name="L1">
      <style:text-properties style:font-name="Liberation Sans1" fo:language="sv" fo:country="SE" officeooo:rsid="0037b70b" officeooo:paragraph-rsid="0039491b"/>
    </style:style>
    <style:style style:name="P40" style:family="paragraph" style:parent-style-name="Text_20_body" style:list-style-name="L1">
      <style:text-properties style:font-name="Liberation Sans1" fo:language="sv" fo:country="SE" officeooo:rsid="0039491b" officeooo:paragraph-rsid="0039491b"/>
    </style:style>
    <style:style style:name="P41" style:family="paragraph" style:parent-style-name="Text_20_body">
      <style:text-properties style:font-name="Liberation Sans1" fo:language="sv" fo:country="SE" officeooo:rsid="0028584e" officeooo:paragraph-rsid="0028584e"/>
    </style:style>
    <style:style style:name="P42" style:family="paragraph" style:parent-style-name="Text_20_body" style:list-style-name="L2">
      <style:paragraph-properties fo:text-align="start" style:justify-single-word="false"/>
      <style:text-properties style:font-name="Liberation Sans" fo:language="sv" fo:country="SE" style:text-underline-style="none" officeooo:rsid="000dd427" officeooo:paragraph-rsid="000f3c47"/>
    </style:style>
    <style:style style:name="P43" style:family="paragraph" style:parent-style-name="Text_20_body" style:list-style-name="L3">
      <style:text-properties officeooo:rsid="0028584e" officeooo:paragraph-rsid="0028584e"/>
    </style:style>
    <style:style style:name="T1" style:family="text">
      <style:text-properties officeooo:rsid="000b3ab3"/>
    </style:style>
    <style:style style:name="T2" style:family="text">
      <style:text-properties officeooo:rsid="000ccb7c"/>
    </style:style>
    <style:style style:name="T3" style:family="text">
      <style:text-properties officeooo:rsid="000f3c47"/>
    </style:style>
    <style:style style:name="T4" style:family="text">
      <style:text-properties officeooo:rsid="00131c86"/>
    </style:style>
    <style:style style:name="T5" style:family="text">
      <style:text-properties style:font-name="Liberation Sans" fo:font-size="18.2000007629395pt" fo:font-weight="bold" style:font-name-asian="DejaVu Sans" style:font-size-asian="18.2000007629395pt" style:font-weight-asian="bold" style:font-name-complex="DejaVu Sans" style:font-size-complex="18.2000007629395pt" style:font-weight-complex="bold"/>
    </style:style>
    <style:style style:name="T6" style:family="text">
      <style:text-properties style:font-name="Liberation Sans" fo:font-size="18.2000007629395pt" fo:font-weight="bold" officeooo:rsid="00131c86" style:font-name-asian="DejaVu Sans" style:font-size-asian="18.2000007629395pt" style:font-weight-asian="bold" style:font-name-complex="DejaVu Sans" style:font-size-complex="18.2000007629395pt" style:font-weight-complex="bold"/>
    </style:style>
    <style:style style:name="T7" style:family="text">
      <style:text-properties fo:font-size="16.1000003814697pt" fo:font-weight="bold" style:font-name-asian="DejaVu Sans" style:font-size-asian="16.1000003814697pt" style:font-weight-asian="bold" style:font-name-complex="DejaVu Sans" style:font-size-complex="16.1000003814697pt" style:font-weight-complex="bold"/>
    </style:style>
    <style:style style:name="T8" style:family="text">
      <style:text-properties fo:font-size="16.1000003814697pt" fo:font-weight="bold" officeooo:rsid="00131c86" style:font-name-asian="DejaVu Sans" style:font-size-asian="16.1000003814697pt" style:font-weight-asian="bold" style:font-name-complex="DejaVu Sans" style:font-size-complex="16.1000003814697pt" style:font-weight-complex="bold"/>
    </style:style>
    <style:style style:name="T9" style:family="text">
      <style:text-properties officeooo:rsid="00157642"/>
    </style:style>
    <style:style style:name="T10" style:family="text">
      <style:text-properties officeooo:rsid="00166616"/>
    </style:style>
    <style:style style:name="T11" style:family="text">
      <style:text-properties officeooo:rsid="001801ec"/>
    </style:style>
    <style:style style:name="T12" style:family="text">
      <style:text-properties officeooo:rsid="001857a4"/>
    </style:style>
    <style:style style:name="T13" style:family="text">
      <style:text-properties officeooo:rsid="001cb63e"/>
    </style:style>
    <style:style style:name="T14" style:family="text">
      <style:text-properties officeooo:rsid="002265c7"/>
    </style:style>
    <style:style style:name="T15" style:family="text">
      <style:text-properties officeooo:rsid="0022f164"/>
    </style:style>
    <style:style style:name="T16" style:family="text">
      <style:text-properties officeooo:rsid="0029fe7f"/>
    </style:style>
    <style:style style:name="T17" style:family="text">
      <style:text-properties officeooo:rsid="002bbccd"/>
    </style:style>
    <style:style style:name="T18" style:family="text">
      <style:text-properties officeooo:rsid="002f634d"/>
    </style:style>
    <style:style style:name="T19" style:family="text">
      <style:text-properties officeooo:rsid="0030f7b5"/>
    </style:style>
    <style:style style:name="T20" style:family="text">
      <style:text-properties officeooo:rsid="0032b964"/>
    </style:style>
    <style:style style:name="T21" style:family="text">
      <style:text-properties officeooo:rsid="00358cb6"/>
    </style:style>
    <style:style style:name="T22" style:family="text">
      <style:text-properties style:font-name="Liberation Sans1"/>
    </style:style>
    <style:style style:name="T23" style:family="text">
      <style:text-properties style:font-name="Liberation Sans1" officeooo:rsid="00358cb6"/>
    </style:style>
    <style:style style:name="T24" style:family="text">
      <style:text-properties style:font-name="Liberation Sans1" officeooo:rsid="002bbccd"/>
    </style:style>
    <style:style style:name="T25" style:family="text">
      <style:text-properties style:font-name="Liberation Sans1" officeooo:rsid="003f8d95"/>
    </style:style>
    <style:style style:name="T26" style:family="text">
      <style:text-properties style:font-name="Liberation Sans1" officeooo:rsid="00401c78"/>
    </style:style>
    <style:style style:name="T27" style:family="text">
      <style:text-properties style:font-name="Liberation Sans1" officeooo:rsid="004134f9"/>
    </style:style>
    <style:style style:name="T28" style:family="text">
      <style:text-properties style:font-name="Liberation Sans1" officeooo:rsid="00413dd3"/>
    </style:style>
    <style:style style:name="T29" style:family="text">
      <style:text-properties officeooo:rsid="0035edfb"/>
    </style:style>
    <style:style style:name="T30" style:family="text">
      <style:text-properties officeooo:rsid="0037b70b"/>
    </style:style>
    <style:style style:name="T31" style:family="text">
      <style:text-properties officeooo:rsid="0039491b"/>
    </style:style>
    <style:style style:name="T32" style:family="text">
      <style:text-properties officeooo:rsid="003cbe02"/>
    </style:style>
    <style:style style:name="T33" style:family="text">
      <style:text-properties officeooo:rsid="003dc4b5"/>
    </style:style>
    <style:style style:name="T34" style:family="text">
      <style:text-properties fo:language="sv" fo:country="SE"/>
    </style:style>
    <style:style style:name="T35" style:family="text">
      <style:text-properties fo:language="sv" fo:country="SE" officeooo:rsid="003cbe02"/>
    </style:style>
    <style:style style:name="T36" style:family="text">
      <style:text-properties fo:language="sv" fo:country="SE" officeooo:rsid="00296a5f"/>
    </style:style>
    <style:style style:name="T37" style:family="text">
      <style:text-properties officeooo:rsid="00401c7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assword Manager</text:p>
      <text:h text:style-name="P14" text:outline-level="1"><text:span text:style-name="T4">1. </text:span>Stack</text:h>
      <text:h text:style-name="P19" text:outline-level="2"><text:span text:style-name="T4">1.1 </text:span>Database</text:h>
      <text:p text:style-name="P34"><text:span text:style-name="T18">Blir förmodligen SQLite, en databashanterare som enkelt kan installeras på varje maskin. </text:span><text:span text:style-name="T37">E</text:span><text:span text:style-name="T25">fter man installerat appen </text:span><text:span text:style-name="T26">och </text:span><text:span text:style-name="T25">när man skapa</text:span><text:span text:style-name="T26">r</text:span><text:span text:style-name="T25"> ny användare, så skapas en ny databas åt den användaren. </text:span><text:span text:style-name="T26">D</text:span><text:span text:style-name="T25">etta hjälper till att skilja åt de olika användarna så de kan </text:span><text:span text:style-name="T26">ta bort, </text:span><text:span text:style-name="T25">återställa eller spara databasen någon annanstans.</text:span></text:p>
      <text:list xml:id="list3804149063" text:style-name="L1">
        <text:list-item>
          <text:p text:style-name="P36"><text:span text:style-name="T26">Applikationen bör ha en </text:span><text:span text:style-name="T27">admin som kan</text:span></text:p>
          <text:list>
            <text:list-item>
              <text:p text:style-name="P38"><text:span text:style-name="T22">lägga till en användare</text:span></text:p>
            </text:list-item>
            <text:list-item>
              <text:p text:style-name="P38"><text:span text:style-name="T22">ta bort en användare</text:span></text:p>
            </text:list-item>
            <text:list-item>
              <text:p text:style-name="P38"><text:span text:style-name="T22">återställa en användare</text:span></text:p>
              <text:list>
                <text:list-item>
                  <text:p text:style-name="P38"><text:span text:style-name="T22">den återställda användaren måste ha först sparat sin databas</text:span></text:p>
                </text:list-item>
              </text:list>
            </text:list-item>
          </text:list>
        </text:list-item>
        <text:list-item>
          <text:p text:style-name="P35"><text:span text:style-name="T26">Applikationen bör ha en generell databas </text:span></text:p>
          <text:list>
            <text:list-item>
              <text:p text:style-name="P35"><text:span text:style-name="T26">som innehåller antalet användare</text:span></text:p>
            </text:list-item>
            <text:list-item>
              <text:p text:style-name="P37"><text:span text:style-name="T22">som sparar deras inställningar</text:span></text:p>
            </text:list-item>
            <text:list-item>
              <text:p text:style-name="P38"><text:span text:style-name="T22">tar man bort en användare så tas även användarens databas </text:span><text:span text:style-name="T28">och inställningar </text:span><text:span text:style-name="T22">bort</text:span></text:p>
            </text:list-item>
          </text:list>
        </text:list-item>
        <text:list-item>
          <text:p text:style-name="P36"><text:span text:style-name="T26">Applikationen bör ha en databas </text:span><text:span text:style-name="T27">för varje unik användare</text:span></text:p>
          <text:list>
            <text:list-item>
              <text:p text:style-name="P38"><text:span text:style-name="T27">d</text:span><text:span text:style-name="T22">enna databas innehåller användarens sparade lösenord</text:span></text:p>
            </text:list-item>
          </text:list>
        </text:list-item>
        <text:list-item>
          <text:p text:style-name="P22"><text:span text:style-name="T21">M</text:span><text:span text:style-name="T17">an bör kunna använda databasen som en fil</text:span></text:p>
        </text:list-item>
        <text:list-item>
          <text:p text:style-name="P23">Man ska kunna säkerhetskopiera filen</text:p>
        </text:list-item>
        <text:list-item>
          <text:p text:style-name="P24"><text:span text:style-name="T19">Man </text:span>ska kunna <text:span text:style-name="T30">begå CRUD mot </text:span><text:span text:style-name="T19">filen var </text:span>man vill</text:p>
          <text:list>
            <text:list-item>
              <text:p text:style-name="P26">lokalt</text:p>
            </text:list-item>
            <text:list-item>
              <text:p text:style-name="P27">remote, tex. någon cloud service</text:p>
              <text:list>
                <text:list-item>
                  <text:p text:style-name="P27">behöver skapa guider (olika cloud providers) eller instruktioner <text:span text:style-name="T20">för direkt access</text:span></text:p>
                </text:list-item>
              </text:list>
            </text:list-item>
          </text:list>
        </text:list-item>
        <text:list-item>
          <text:p text:style-name="P24"><text:span text:style-name="T19">Man ska kunna </text:span>återställa <text:span text:style-name="T19">filen</text:span></text:p>
        </text:list-item>
        <text:list-item>
          <text:p text:style-name="P25"><text:span text:style-name="T21">Man ska kunna välja vilken </text:span><text:span text:style-name="T23">kryptering man vill använda</text:span></text:p>
          <text:list>
            <text:list-item>
              <text:p text:style-name="P28"><text:span text:style-name="T22">standard är </text:span><text:span text:style-name="T24">The Advanced Encryption Standard (AES)</text:span></text:p>
              <text:list>
                <text:list-item>
                  <text:p text:style-name="P28"><text:span text:style-name="T24">d</text:span><text:span text:style-name="T22">etta innebär att alla lösenord sparas med denna kryptering</text:span></text:p>
                </text:list-item>
              </text:list>
            </text:list-item>
            <text:list-item>
              <text:p text:style-name="P28"><text:soft-page-break/>man ska även kunna välja vilken kryptering man vill använda för varje lösenord man sparar</text:p>
            </text:list-item>
          </text:list>
        </text:list-item>
        <text:list-item>
          <text:p text:style-name="P29">Man ska kunna använda samma app upp till ett visst antal olika användare</text:p>
          <text:list>
            <text:list-item>
              <text:p text:style-name="P29"><text:span text:style-name="T30">a</text:span>ntalet olika användare baseras på giltig licens</text:p>
            </text:list-item>
            <text:list-item>
              <text:p text:style-name="P39"><text:span text:style-name="T31">m</text:span><text:span text:style-name="T29">an ska kunna använda appen på andra enheter, </text:span><text:span text:style-name="T31">helt gratis</text:span></text:p>
              <text:list>
                <text:list-item>
                  <text:p text:style-name="P39">om man vill synka med andra enheter, så måste man först återställa filen ifrån den förvalda enheten</text:p>
                </text:list-item>
              </text:list>
            </text:list-item>
            <text:list-item>
              <text:p text:style-name="P40">det spelar ingen roll hur många enheter man installerar appen på, då det är antalet olika användare som skapar förmågan att använda olika roller; (för man kan ändå installera appen på andra enheter och använda den återställda filen)</text:p>
            </text:list-item>
          </text:list>
        </text:list-item>
      </text:list>
      <text:h text:style-name="P21" text:outline-level="3">1.1.1 <text:span text:style-name="T12">Table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2"/>
        <table:table-column table:style-name="Table1.C"/>
        <table:table-column table:style-name="Table1.A"/>
        <table:table-row table:style-name="Table1.1">
          <table:table-cell table:style-name="Table1.A1" office:value-type="string">
            <text:p text:style-name="P6">users</text:p>
          </table:table-cell>
          <table:table-cell table:style-name="Table1.A1" office:value-type="string">
            <text:p text:style-name="P7">email<text:line-break/>varchar(<text:span text:style-name="T11">128</text:span>)<text:line-break/>pk, unique, not null</text:p>
          </table:table-cell>
          <table:table-cell table:style-name="Table1.A1" office:value-type="string">
            <text:p text:style-name="P7">password<text:line-break/>varchar(512)<text:line-break/>not null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G1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9">passwords</text:p>
          </table:table-cell>
          <table:table-cell table:style-name="Table1.A2" office:value-type="string">
            <text:p text:style-name="P12">title<text:line-break/>varchar(128)<text:line-break/>not null</text:p>
          </table:table-cell>
          <table:table-cell table:style-name="Table1.A2" office:value-type="string">
            <text:p text:style-name="P9">username<text:line-break/>varchar(256)<text:line-break/>null</text:p>
          </table:table-cell>
          <table:table-cell table:style-name="Table1.A2" office:value-type="string">
            <text:p text:style-name="P10">password<text:line-break/>varchar(256)<text:line-break/>null</text:p>
          </table:table-cell>
          <table:table-cell table:style-name="Table1.A2" office:value-type="string">
            <text:p text:style-name="P9"><text:span text:style-name="T9">url</text:span><text:line-break/>varchar(<text:span text:style-name="T9">512</text:span>)<text:line-break/>null</text:p>
          </table:table-cell>
          <table:table-cell table:style-name="Table1.A2" office:value-type="string">
            <text:p text:style-name="P13">description<text:line-break/>varchar(<text:span text:style-name="T9">512</text:span>)<text:line-break/><text:span text:style-name="T9">null</text:span></text:p>
          </table:table-cell>
          <table:table-cell table:style-name="Table1.G2" office:value-type="string">
            <text:p text:style-name="P11">user_email<text:line-break/>varchar(<text:span text:style-name="T11">128</text:span>)<text:line-break/>not null<text:line-break/>fk users.<text:span text:style-name="T10">email</text:span></text:p>
          </table:table-cell>
        </table:table-row>
      </table:table>
      <text:h text:style-name="P19" text:outline-level="2"><text:span text:style-name="T4">1.2 </text:span>Backend</text:h>
      <text:p text:style-name="P41">Electron. </text:p>
      <text:h text:style-name="P16" text:outline-level="2"><text:span text:style-name="T4">1.3 </text:span>UI</text:h>
      <text:p text:style-name="P1"><text:span text:style-name="T15">C</text:span><text:span text:style-name="T1">ross-platform </text:span><text:span text:style-name="T14">desktop </text:span><text:span text:style-name="T13">app </text:span><text:span text:style-name="T2">byggd </text:span><text:span text:style-name="T15">genom</text:span><text:span text:style-name="T2"> </text:span><text:span text:style-name="T14">Electron</text:span><text:span text:style-name="T1">.</text:span></text:p>
      <text:h text:style-name="P15" text:outline-level="1"><text:span text:style-name="T6">2. </text:span><text:span text:style-name="T5">Actions</text:span></text:h>
      <text:h text:style-name="P20" text:outline-level="2"><text:span text:style-name="T4">2.1 </text:span>Save</text:h>
      <text:p text:style-name="P3">När man sparar ett lösenord är meningen att skapa en slags container som innehåller all nödvändig information. Denna information består av</text:p>
      <text:list xml:id="list3152951256" text:style-name="L2">
        <text:list-item>
          <text:p text:style-name="P42">användarnamn</text:p>
        </text:list-item>
        <text:list-item>
          <text:p text:style-name="P42">lösenord</text:p>
        </text:list-item>
        <text:list-item>
          <text:p text:style-name="P42">url</text:p>
        </text:list-item>
        <text:list-item>
          <text:p text:style-name="P42">beskrivning</text:p>
        </text:list-item>
      </text:list>
      <text:h text:style-name="P18" text:outline-level="2"><text:soft-page-break/><text:span text:style-name="T8">2.2 </text:span><text:span text:style-name="T7">Edit</text:span></text:h>
      <text:p text:style-name="P2"><text:span text:style-name="T3">Ä</text:span>ndra <text:span text:style-name="T3">i </text:span>en container:</text:p>
      <text:list xml:id="list215546778080892" text:continue-numbering="true" text:style-name="L2">
        <text:list-item>
          <text:p text:style-name="P42">användarnamn</text:p>
        </text:list-item>
        <text:list-item>
          <text:p text:style-name="P42">lösenord</text:p>
        </text:list-item>
        <text:list-item>
          <text:p text:style-name="P42">url</text:p>
        </text:list-item>
        <text:list-item>
          <text:p text:style-name="P42">beskrivning</text:p>
        </text:list-item>
      </text:list>
      <text:h text:style-name="P17" text:outline-level="2"><text:span text:style-name="T4">2.3 </text:span>Delete</text:h>
      <text:p text:style-name="P4">Ta bort en container.</text:p>
      <text:h text:style-name="P14" text:outline-level="1">Things to consider</text:h>
      <text:list xml:id="list2413780567" text:style-name="L3">
        <text:list-item>
          <text:p text:style-name="P30"><text:span text:style-name="T32">P</text:span>ackaging <text:span text:style-name="T16">(https://www.electronjs.org/docs/latest/tutorial/tutorial-packaging)</text:span></text:p>
        </text:list-item>
        <text:list-item>
          <text:p text:style-name="P43"><text:span text:style-name="T35">P</text:span><text:span text:style-name="T34">ublishing </text:span><text:span text:style-name="T36">(</text:span><text:a xlink:type="simple" xlink:href="https://www.electronjs.org/docs/latest/tutorial/tutorial-publishing-updating" text:style-name="Internet_20_link" text:visited-style-name="Visited_20_Internet_20_Link">https://www.electronjs.org/docs/latest/tutorial/tutorial-publishing-updating</text:a><text:span text:style-name="T36">)</text:span></text:p>
        </text:list-item>
        <text:list-item>
          <text:p text:style-name="P31">Kolla licenserna för de moduler du installera<text:span text:style-name="T32">t</text:span></text:p>
        </text:list-item>
        <text:list-item>
          <text:p text:style-name="P32">Logg<text:span text:style-name="T33">n</text:span>ing kommer behövas</text:p>
        </text:list-item>
        <text:list-item>
          <text:p text:style-name="P33">Kolla hur man kan slänga exceptions i windows dialogen, liknande alert med egen tex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officeooo:rsid="00131c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17:04:27.498364923</meta:creation-date>
    <dc:date>2023-05-18T21:55:45.929859554</dc:date>
    <meta:editing-duration>P30DT2H5M7S</meta:editing-duration>
    <meta:editing-cycles>31</meta:editing-cycles>
    <meta:generator>LibreOffice/7.0.4.2$Linux_X86_64 LibreOffice_project/00$Build-2</meta:generator>
    <meta:document-statistic meta:table-count="1" meta:image-count="0" meta:object-count="0" meta:page-count="3" meta:paragraph-count="67" meta:word-count="458" meta:character-count="2848" meta:non-whitespace-character-count="2495"/>
  </office:meta>
</office:document-meta>
</file>